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8000002424A74BCD62B767EAC.png" manifest:media-type="image/png"/>
  <manifest:file-entry manifest:full-path="Pictures/10000000000004A800000245506A8E2F6469F57E.png" manifest:media-type="image/png"/>
  <manifest:file-entry manifest:full-path="Pictures/10000000000004A900000248E2E807B68CED9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T3" style:family="text">
      <style:text-properties officeooo:rsid="000c8321"/>
    </style:style>
    <style:style style:name="T4" style:family="text">
      <style:text-properties officeooo:rsid="0005f6f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ESTE 13</text:span></text:p>
      <text:p text:style-name="P1"><draw:frame draw:style-name="fr1" draw:name="Figura1" text:anchor-type="paragraph" svg:y="0.116cm" svg:width="17cm" svg:height="8.243cm" draw:z-index="0"><draw:image xlink:href="Pictures/10000000000004A8000002424A74BCD62B767EAC.png" xlink:type="simple" xlink:show="embed" xlink:actuate="onLoad"/></draw:frame><draw:frame draw:style-name="fr1" draw:name="Figura2" text:anchor-type="paragraph" svg:y="8.548cm" svg:width="17cm" svg:height="8.285cm" draw:z-index="1"><draw:image xlink:href="Pictures/10000000000004A800000245506A8E2F6469F57E.png" xlink:type="simple" xlink:show="embed" xlink:actuate="onLoad"/></draw:frame></text:p>
      <text:p text:style-name="P1"><draw:frame draw:style-name="fr1" draw:name="Figura3" text:anchor-type="paragraph" svg:y="8.601cm" svg:width="17cm" svg:height="8.322cm" draw:z-index="2"><draw:image xlink:href="Pictures/10000000000004A900000248E2E807B68CED94EE.png" xlink:type="simple" xlink:show="embed" xlink:actuate="onLoad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0:31:41.577000000</dc:date>
    <meta:editing-duration>PT1H41M53S</meta:editing-duration>
    <meta:editing-cycles>10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